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55f" officeooo:paragraph-rsid="0012455f"/>
    </style:style>
    <style:style style:name="P2" style:family="paragraph" style:parent-style-name="Standard">
      <style:text-properties officeooo:rsid="0012455f" officeooo:paragraph-rsid="001cd438"/>
    </style:style>
    <style:style style:name="P3" style:family="paragraph" style:parent-style-name="Standard">
      <style:text-properties officeooo:rsid="0013f483" officeooo:paragraph-rsid="001cd438"/>
    </style:style>
    <style:style style:name="P4" style:family="paragraph" style:parent-style-name="Standard">
      <style:text-properties officeooo:rsid="0013f483" officeooo:paragraph-rsid="001f7662"/>
    </style:style>
    <style:style style:name="P5" style:family="paragraph" style:parent-style-name="Standard">
      <style:text-properties fo:font-weight="bold" officeooo:rsid="0012455f" officeooo:paragraph-rsid="001cd438" style:font-weight-asian="bold" style:font-weight-complex="bold"/>
    </style:style>
    <style:style style:name="P6" style:family="paragraph" style:parent-style-name="Standard">
      <style:text-properties officeooo:rsid="00188729" officeooo:paragraph-rsid="001cd438"/>
    </style:style>
    <style:style style:name="P7" style:family="paragraph" style:parent-style-name="Standard">
      <style:text-properties officeooo:rsid="001a6089" officeooo:paragraph-rsid="001cd438"/>
    </style:style>
    <style:style style:name="P8" style:family="paragraph" style:parent-style-name="Standard">
      <style:text-properties officeooo:rsid="001b4539" officeooo:paragraph-rsid="001b4539"/>
    </style:style>
    <style:style style:name="P9" style:family="paragraph" style:parent-style-name="Standard">
      <style:text-properties officeooo:rsid="001cd438" officeooo:paragraph-rsid="001cd438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2455f" officeooo:paragraph-rsid="0012455f" style:font-size-asian="18pt" style:font-weight-asian="bold" style:font-size-complex="18pt" style:font-weight-complex="bold"/>
    </style:style>
    <style:style style:name="P11" style:family="paragraph" style:parent-style-name="Standard">
      <style:text-properties officeooo:rsid="001ee77b" officeooo:paragraph-rsid="001ee77b"/>
    </style:style>
    <style:style style:name="P12" style:family="paragraph" style:parent-style-name="Standard">
      <style:text-properties fo:font-size="14pt" fo:font-weight="bold" officeooo:rsid="001ee77b" officeooo:paragraph-rsid="001ee77b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cd438" officeooo:paragraph-rsid="001cd438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215305" officeooo:paragraph-rsid="00215305"/>
    </style:style>
    <style:style style:name="P15" style:family="paragraph" style:parent-style-name="Standard">
      <style:text-properties officeooo:rsid="001b4539" officeooo:paragraph-rsid="001b45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f483" style:font-weight-asian="bold" style:font-weight-complex="bold"/>
    </style:style>
    <style:style style:name="T3" style:family="text">
      <style:text-properties officeooo:rsid="0013f483"/>
    </style:style>
    <style:style style:name="T4" style:family="text">
      <style:text-properties officeooo:rsid="001a6089"/>
    </style:style>
    <style:style style:name="T5" style:family="text">
      <style:text-properties officeooo:rsid="001ee77b"/>
    </style:style>
    <style:style style:name="T6" style:family="text">
      <style:text-properties officeooo:rsid="001f7662"/>
    </style:style>
    <style:style style:name="T7" style:family="text">
      <style:text-properties officeooo:rsid="002153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entral sur Linux Régis</text:p>
      <text:p text:style-name="P1"/>
      <text:list xml:id="list9185666710825921057" text:style-name="L1">
        <text:list-item>
          <text:p text:style-name="P13">gatttool</text:p>
        </text:list-item>
      </text:list>
      <text:p text:style-name="P2">Gatttool is a tool distributed along with Bluez, the default linux bluetooth stack, to interact with Bluetooth Low Energy (BLE) devices. </text:p>
      <text:p text:style-name="P2"/>
      <text:p text:style-name="P2"><text:span text:style-name="T1">sudo hciconfig </text:span><text:s text:c="2"/><text:tab/><text:tab/><text:tab/>// demarrage couche HCI de linux </text:p>
      <text:p text:style-name="P2">airel@airel-W230SD:~$ sudo hciconfig </text:p>
      <text:p text:style-name="P2">[sudo] password for airel: </text:p>
      <text:p text:style-name="P2">hci0:<text:tab/>Type: BR/EDR <text:s/>Bus: USB </text:p>
      <text:p text:style-name="P2"><text:tab/>BD Address: 48:51:B7:BB:BB:23 <text:s/>ACL MTU: 1021:5 <text:s/>SCO MTU: 96:6 </text:p>
      <text:p text:style-name="P2"><text:tab/>UP RUNNING PSCAN </text:p>
      <text:p text:style-name="P2"><text:tab/>RX bytes:13901 acl:25 sco:0 events:323 errors:0 </text:p>
      <text:p text:style-name="P2"><text:tab/>TX bytes:6188 acl:27 sco:0 commands:185 errors:0 </text:p>
      <text:p text:style-name="P2"/>
      <text:p text:style-name="P2"><text:span text:style-name="T1">sudo hciconfig hci0 up</text:span><text:tab/><text:tab/><text:tab/>// demarrage couche HCI de linux </text:p>
      <text:p text:style-name="P2">airel@airel-W230SD:~$ sudo hciconfig hci0 up </text:p>
      <text:p text:style-name="P2">airel@airel-W230SD:~$ </text:p>
      <text:p text:style-name="P2"/>
      <text:p text:style-name="P2"><text:span text:style-name="T1">sudo hcitool lescan<text:tab/></text:span><text:tab/><text:tab/>// scan des périphériques Low Energy (recupérer l'adresse mac) </text:p>
      <text:p text:style-name="P3">airel@airel-W230SD:~$ sudo hcitool lescan </text:p>
      <text:p text:style-name="P3">LE Scan ... </text:p>
      <text:p text:style-name="P3"><text:span text:style-name="T1">98:4F:EE:0C:14:D5 e-rupteu</text:span> <text:s/>//<text:span text:style-name="T5">Adresse MAC de la carte Arduino 101</text:span></text:p>
      <text:p text:style-name="P3">98:4F:EE:0C:14:D5 (unknown) </text:p>
      <text:p text:style-name="P3">20:FA:BB:02:7F:E9 PHANTOM</text:p>
      <text:p text:style-name="P3">20:FA:BB:02:7F:E9 (unknown)</text:p>
      <text:p text:style-name="P2">You have to kill it with CTRL+C </text:p>
      <text:p text:style-name="P2"/>
      <text:p text:style-name="P2"/>
      <text:p text:style-name="P2"/>
      <text:p text:style-name="P12"><text:soft-page-break/>Outil gatttool</text:p>
      <text:p text:style-name="P11">Cet outil travaille soit en mode <text:span text:style-name="T6">non </text:span>connecté, <text:span text:style-name="T6">soit en mode connecté et interactif.</text:span></text:p>
      <text:p text:style-name="P2">en mode non connecté: </text:p>
      <text:p text:style-name="P2"/>
      <text:p text:style-name="P5">sudo gatttool -b <text:span text:style-name="T3">98:4F:EE:0C:14:D5 </text:span><text:s/>--characteristics </text:p>
      <text:p text:style-name="P3">airel@airel-W230SD:~$ sudo gatttool -b <text:span text:style-name="T1">98:4F:EE:0C:14:D5</text:span> <text:s/>--characteristics </text:p>
      <text:p text:style-name="P4">handle = 0x0002, char properties = 0x02, char value handle = 0x0003, uuid = 00002a00-0000-1000-8000-00805f9b34fb <text:s/></text:p>
      <text:p text:style-name="P4">handle = 0x0004, char properties = 0x02, char value handle = 0x0005, uuid = 00002a01-0000-1000-8000-00805f9b34fb </text:p>
      <text:p text:style-name="P3">handle = 0x0006, char properties = 0x02, char value handle = 0x0007, uuid = 00002a04-0000-1000-8000-00805f9b34fb </text:p>
      <text:p text:style-name="P4">handle = 0x000a, char properties = 0x0a, <text:span text:style-name="T1">char value handle = 0x000b</text:span>, uuid = 19b10001-e8f2-537e-4f6c-d104768a1214 <text:s/>//<text:span text:style-name="T6">State</text:span></text:p>
      <text:p text:style-name="P3">handle = 0x000c, char properties = 0x0a, char value handle = 0x000d, uuid = 19b10002-e8f2-537e-4f6c-d104768a1214 <text:s/>//<text:span text:style-name="T6">DC</text:span></text:p>
      <text:p text:style-name="P3">handle = 0x000e, char properties = 0x0a, char value handle = 0x000f, uuid = 19b10003-e8f2-537e-4f6c-d104768a1214 <text:s/>//<text:span text:style-name="T6">Gabarit</text:span></text:p>
      <text:p text:style-name="P3">handle = 0x0010, char properties = 0x0a, char value handle = 0x0011, uuid = 19b10004-e8f2-537e-4f6c-d104768a1214 //<text:span text:style-name="T6">Tm</text:span></text:p>
      <text:p text:style-name="P3">airel@airel-W230SD:~$ </text:p>
      <text:p text:style-name="P3"/>
      <text:p text:style-name="P2">gatttool -b <text:span text:style-name="T2">98:4F:EE:0C:14:D5 </text:span><text:s/>--char-write -a <text:span text:style-name="T2">0x000b</text:span> -n 0<text:span text:style-name="T3">1; </text:span>gatttool -b <text:span text:style-name="T2">98:4F:EE:0C:14:D5 </text:span><text:s/>--char-write -a <text:span text:style-name="T2">0x000b</text:span> -n 0<text:span text:style-name="T3">1</text:span></text:p>
      <text:p text:style-name="P3">N.B. : la cde est répétée 2 fois et doit allumer la led.</text:p>
      <text:p text:style-name="P2">noter le handle correspondant à notre UUID </text:p>
      <text:p text:style-name="P2"/>
      <text:p text:style-name="P2"/>
      <text:p text:style-name="P2">en mode connecté: </text:p>
      <text:p text:style-name="P2"/>
      <text:p text:style-name="P2"/>
      <text:p text:style-name="P2">sudo gatttool -b <text:span text:style-name="T2">98:4F:EE:0C:14:D5</text:span> -I </text:p>
      <text:p text:style-name="P6">airel@airel-W230SD:~$ sudo gatttool -b 98:4F:EE:0C:14:D5 -I </text:p>
      <text:p text:style-name="P6">[sudo] password for airel: </text:p>
      <text:p text:style-name="P6">[ <text:s text:c="2"/>][98:4F:EE:0C:14:D5][LE]&gt; connect </text:p>
      <text:p text:style-name="P6">[CON][98:4F:EE:0C:14:D5][LE]&gt; help </text:p>
      <text:p text:style-name="P6">help <text:s text:c="42"/>Show this help </text:p>
      <text:p text:style-name="P6">exit <text:s text:c="42"/>Exit interactive mode </text:p>
      <text:p text:style-name="P6"><text:soft-page-break/>quit <text:s text:c="42"/>Exit interactive mode </text:p>
      <text:p text:style-name="P6">connect <text:s text:c="8"/>[address [address type]] <text:s text:c="6"/>Connect to a remote device </text:p>
      <text:p text:style-name="P6">disconnect <text:s text:c="36"/>Disconnect from a remote device </text:p>
      <text:p text:style-name="P6">primary <text:s text:c="8"/>[UUID] <text:s text:c="24"/>Primary Service Discovery </text:p>
      <text:p text:style-name="P6">characteristics [start hnd [end hnd [UUID]]] <text:s text:c="2"/>Characteristics Discovery </text:p>
      <text:p text:style-name="P6">char-desc <text:s text:c="6"/>[start hnd] [end hnd] <text:s text:c="9"/>Characteristics Descriptor Discovery </text:p>
      <text:p text:style-name="P6">char-read-hnd <text:s text:c="2"/>&lt;handle&gt; [offset] <text:s text:c="13"/>Characteristics Value/Descriptor Read by handle </text:p>
      <text:p text:style-name="P6">char-read-uuid <text:s/>&lt;UUID&gt; [start hnd] [end hnd] <text:s text:c="2"/>Characteristics Value/Descriptor Read by UUID </text:p>
      <text:p text:style-name="P6">char-write-req <text:s/>&lt;handle&gt; &lt;new value&gt; <text:s text:c="10"/>Characteristic Value Write (Write Request) </text:p>
      <text:p text:style-name="P6">char-write-cmd <text:s/>&lt;handle&gt; &lt;new value&gt; <text:s text:c="10"/>Characteristic Value Write (No response) </text:p>
      <text:p text:style-name="P6">sec-level <text:s text:c="6"/>[low | medium | high] <text:s text:c="9"/>Set security level. Default: low </text:p>
      <text:p text:style-name="P6">mtu <text:s text:c="12"/>&lt;value&gt; <text:s text:c="23"/>Exchange MTU for GATT/ATT </text:p>
      <text:p text:style-name="P6"/>
      <text:p text:style-name="P6">[CON][98:4F:EE:0C:14:D5][LE]&gt; char-read-hnd 0x0011 </text:p>
      <text:p text:style-name="P6">[CON][98:4F:EE:0C:14:D5][LE]&gt; </text:p>
      <text:p text:style-name="P6">Characteristic value/descriptor: 00 00 00 00 </text:p>
      <text:p text:style-name="P6">[CON][98:4F:EE:0C:14:D5][LE]&gt; char-read-hnd 0x000b </text:p>
      <text:p text:style-name="P6">[CON][98:4F:EE:0C:14:D5][LE]&gt; </text:p>
      <text:p text:style-name="P6">Characteristic value/descriptor: 00 </text:p>
      <text:p text:style-name="P6">[CON][98:4F:EE:0C:14:D5][LE]&gt; char-read-hnd 0x000d </text:p>
      <text:p text:style-name="P6">[CON][98:4F:EE:0C:14:D5][LE]&gt; </text:p>
      <text:p text:style-name="P6">Characteristic value/descriptor: 00 00 00 00 </text:p>
      <text:p text:style-name="P6">[CON][98:4F:EE:0C:14:D5][LE]&gt; char-read-hnd 0x000f </text:p>
      <text:p text:style-name="P6">[CON][98:4F:EE:0C:14:D5][LE]&gt; </text:p>
      <text:p text:style-name="P6">Characteristic value/descriptor: 05 </text:p>
      <text:p text:style-name="P6">[CON][98:4F:EE:0C:14:D5][LE]&gt; char-read-hnd 0x0011 </text:p>
      <text:p text:style-name="P6">[CON][98:4F:EE:0C:14:D5][LE]&gt; </text:p>
      <text:p text:style-name="P6">Characteristic value/descriptor: 00 00 00 00 </text:p>
      <text:p text:style-name="P6"/>
      <text:p text:style-name="P6">Commande de la led</text:p>
      <text:p text:style-name="P6"><text:soft-page-break/>[CON][98:4F:EE:0C:14:D5][LE]&gt; char-write-cmd 0x000b 01 //Allume la led</text:p>
      <text:p text:style-name="P6">[CON][98:4F:EE:0C:14:D5][LE]&gt; char-write-cmd 0x000b 00 //Eteint la led</text:p>
      <text:p text:style-name="P6">[CON][98:4F:EE:0C:14:D5][LE]&gt; </text:p>
      <text:p text:style-name="P6"/>
      <text:p text:style-name="P6">Changement du gabarit</text:p>
      <text:p text:style-name="P6">[CON][98:4F:EE:0C:14:D5][LE]&gt; char-read-hnd 0x000f </text:p>
      <text:p text:style-name="P6">[CON][98:4F:EE:0C:14:D5][LE]&gt; </text:p>
      <text:p text:style-name="P6">Characteristic value/descriptor: 05 //Le gabarit est égal à 5 par défaut</text:p>
      <text:p text:style-name="P6">[CON][98:4F:EE:0C:14:D5][LE]&gt; char-write-cmd 0x000f 09 </text:p>
      <text:p text:style-name="P6">[CON][98:4F:EE:0C:14:D5][LE]&gt; char-read-hnd 0x000f </text:p>
      <text:p text:style-name="P6">[CON][98:4F:EE:0C:14:D5][LE]&gt; </text:p>
      <text:p text:style-name="P6">Characteristic value/descriptor: 09 //<text:span text:style-name="T4">Le gabarit est modifié et égal à 9</text:span></text:p>
      <text:p text:style-name="P6"/>
      <text:list xml:id="list125249883397237" text:continue-numbering="true" text:style-name="L1">
        <text:list-item>
          <text:p text:style-name="P13">Programme</text:p>
        </text:list-item>
      </text:list>
      <text:p text:style-name="P14">/*</text:p>
      <text:p text:style-name="P14"><text:s text:c="3"/>Copyright (c) 2015 Intel Corporation. <text:s/>All rights reserved.</text:p>
      <text:p text:style-name="P14"/>
      <text:p text:style-name="P14"><text:s text:c="3"/>This library is free software; you can redistribute it and/or</text:p>
      <text:p text:style-name="P14"><text:s text:c="3"/>modify it under the terms of the GNU Lesser General Public</text:p>
      <text:p text:style-name="P14"><text:s text:c="3"/>License as published by the Free Software Foundation; either</text:p>
      <text:p text:style-name="P14"><text:s text:c="3"/>version 2.1 of the License, or (at your option) any later version.</text:p>
      <text:p text:style-name="P14"/>
      <text:p text:style-name="P14"><text:s text:c="3"/>This library is distributed in the hope that it will be useful,</text:p>
      <text:p text:style-name="P14"><text:s text:c="3"/>but WITHOUT ANY WARRANTY; without even the implied warranty of</text:p>
      <text:p text:style-name="P14"><text:s text:c="3"/>MERCHANTABILITY or FITNESS FOR A PARTICULAR PURPOSE. <text:s/>See the GNU</text:p>
      <text:p text:style-name="P14"><text:s text:c="3"/>Lesser General Public License for more details.</text:p>
      <text:p text:style-name="P14"/>
      <text:p text:style-name="P14"><text:s text:c="3"/>You should have received a copy of the GNU Lesser General Public</text:p>
      <text:p text:style-name="P14"><text:s text:c="3"/>License along with this library; if not, write to the Free Software</text:p>
      <text:p text:style-name="P14"><text:s text:c="3"/>Foundation, Inc., 51 Franklin Street, Fifth Floor, Boston, MA <text:s/>02110-1301 <text:s/>USA</text:p>
      <text:p text:style-name="P14"><text:soft-page-break/>*/</text:p>
      <text:p text:style-name="P14">#include &lt;CurieBle.h&gt; //Déclaration de la librairie CurieBle</text:p>
      <text:p text:style-name="P14"/>
      <text:p text:style-name="P14">#define STATE_OFF <text:s text:c="2"/>(0x00) //Table de cuisson OFF</text:p>
      <text:p text:style-name="P14">#define STATE_ON <text:s text:c="3"/>(0x01) //Table de cuisson ON</text:p>
      <text:p text:style-name="P14">#define STATE_REGUL (0x02) //Démarre le programme</text:p>
      <text:p text:style-name="P14"/>
      <text:p text:style-name="P14">#define GABARIT_1 <text:s text:c="2"/>(0x01) //Définition des 9 gabarits</text:p>
      <text:p text:style-name="P14">#define GABARIT_2 <text:s text:c="2"/>(0x02)</text:p>
      <text:p text:style-name="P14">#define GABARIT_3 <text:s text:c="2"/>(0x03)</text:p>
      <text:p text:style-name="P14">#define GABARIT_4 <text:s text:c="2"/>(0x04)</text:p>
      <text:p text:style-name="P14">#define GABARIT_5 <text:s text:c="2"/>(0x05)</text:p>
      <text:p text:style-name="P14">#define GABARIT_6 <text:s text:c="2"/>(0x06)</text:p>
      <text:p text:style-name="P14">#define GABARIT_7 <text:s text:c="2"/>(0x07)</text:p>
      <text:p text:style-name="P14">#define GABARIT_8 <text:s text:c="2"/>(0x08)</text:p>
      <text:p text:style-name="P14">#define GABARIT_9 <text:s text:c="2"/>(0x09)</text:p>
      <text:p text:style-name="P14"/>
      <text:p text:style-name="P14"/>
      <text:p text:style-name="P14"/>
      <text:p text:style-name="P14">BLEPeripheral blePeripheral; <text:s/>// BLE Peripheral Device (the board you're programming)</text:p>
      <text:p text:style-name="P14">BLEService RupteurService("19B10000-E8F2-537E-4F6C-D104768A1214"); // BLE Rupteur Service</text:p>
      <text:p text:style-name="P14">unsigned char u8_State <text:s text:c="3"/>= STATE_OFF; //Initialisation State OFF</text:p>
      <text:p text:style-name="P14">unsigned int <text:s/>u16_DC <text:s text:c="5"/>= 0; //Initialisation DC=0</text:p>
      <text:p text:style-name="P14">unsigned char u8_Gabarit <text:s/>= GABARIT_5; //Initialisation du gabarit 5</text:p>
      <text:p text:style-name="P14">unsigned int <text:s/>u16_Tm <text:s text:c="5"/>= 20; <text:s text:c="11"/>//Initialisation de la Température en centième de °C</text:p>
      <text:p text:style-name="P14"/>
      <text:p text:style-name="P14">// BLE Rupteur Switch Characteristic - custom 128-bit UUID, read and writable by central</text:p>
      <text:p text:style-name="P14">// Initialisation des variables Ble</text:p>
      <text:p text:style-name="P14">BLEUnsignedCharCharacteristic StateCharacteristic("19B10001-E8F2-537E-4F6C-D104768A1214", BLERead | BLEWrite);</text:p>
      <text:p text:style-name="P14">BLEUnsignedIntCharacteristic DCCharacteristic("19B10002-E8F2-537E-4F6C-D104768A1214", BLERead | BLEWrite);</text:p>
      <text:p text:style-name="P14"><text:soft-page-break/>BLEUnsignedCharCharacteristic GabaritCharacteristic("19B10003-E8F2-537E-4F6C-D104768A1214", BLERead | BLEWrite);</text:p>
      <text:p text:style-name="P14">BLEUnsignedIntCharacteristic TmCharacteristic("19B10004-E8F2-537E-4F6C-D104768A1214", BLERead | BLEWrite);</text:p>
      <text:p text:style-name="P14">const int ledPin = 13; // pin to use for the LED</text:p>
      <text:p text:style-name="P14"/>
      <text:p text:style-name="P14">void setup() {</text:p>
      <text:p text:style-name="P14"><text:s text:c="2"/>Serial.begin(9600);</text:p>
      <text:p text:style-name="P14"/>
      <text:p text:style-name="P14"><text:s text:c="2"/>// set LED pin to output mode</text:p>
      <text:p text:style-name="P14"><text:s text:c="2"/>pinMode(ledPin, OUTPUT);</text:p>
      <text:p text:style-name="P14"/>
      <text:p text:style-name="P14"><text:s text:c="2"/>// set advertised local name and service UUID:</text:p>
      <text:p text:style-name="P14"><text:s text:c="2"/>blePeripheral.setLocalName("e-rupteur");</text:p>
      <text:p text:style-name="P14"><text:s text:c="2"/>blePeripheral.setAdvertisedServiceUuid(RupteurService.uuid());</text:p>
      <text:p text:style-name="P14"/>
      <text:p text:style-name="P14"><text:s text:c="2"/>// add service and characteristic:</text:p>
      <text:p text:style-name="P14"><text:s text:c="2"/>blePeripheral.addAttribute(RupteurService);</text:p>
      <text:p text:style-name="P14"><text:s text:c="2"/>blePeripheral.addAttribute(StateCharacteristic);</text:p>
      <text:p text:style-name="P14"><text:s text:c="2"/>blePeripheral.addAttribute(DCCharacteristic);</text:p>
      <text:p text:style-name="P14"><text:s text:c="2"/>blePeripheral.addAttribute(GabaritCharacteristic);</text:p>
      <text:p text:style-name="P14"><text:s text:c="2"/>blePeripheral.addAttribute(TmCharacteristic);</text:p>
      <text:p text:style-name="P14"/>
      <text:p text:style-name="P14"><text:s text:c="2"/>// set the initial value for the characeristic:</text:p>
      <text:p text:style-name="P14"><text:s text:c="2"/>StateCharacteristic.setValue(u8_State);</text:p>
      <text:p text:style-name="P14"><text:s text:c="2"/>DCCharacteristic.setValue(u16_DC);</text:p>
      <text:p text:style-name="P14"><text:s text:c="2"/>GabaritCharacteristic.setValue(u8_Gabarit);</text:p>
      <text:p text:style-name="P14"><text:s text:c="2"/>TmCharacteristic.setValue(u16_Tm);</text:p>
      <text:p text:style-name="P14"/>
      <text:p text:style-name="P14"><text:s text:c="2"/>// begin advertising BLE service:</text:p>
      <text:p text:style-name="P14"><text:s text:c="2"/>blePeripheral.begin();</text:p>
      <text:p text:style-name="P14"/>
      <text:p text:style-name="P14"><text:soft-page-break/><text:s text:c="2"/>Serial.println("BLE LED Peripheral");</text:p>
      <text:p text:style-name="P14">}</text:p>
      <text:p text:style-name="P14"/>
      <text:p text:style-name="P14">void loop() {</text:p>
      <text:p text:style-name="P14"><text:s text:c="2"/>// listen for BLE peripherals to connect:</text:p>
      <text:p text:style-name="P14"><text:s text:c="2"/>BLECentral central = blePeripheral.central();</text:p>
      <text:p text:style-name="P14"/>
      <text:p text:style-name="P14"><text:s text:c="2"/>// if a central is connected to peripheral:</text:p>
      <text:p text:style-name="P14"><text:s text:c="2"/>if (central) </text:p>
      <text:p text:style-name="P14"><text:s text:c="2"/>{</text:p>
      <text:p text:style-name="P14"><text:s text:c="4"/>Serial.print("Connected to central: ");</text:p>
      <text:p text:style-name="P14"><text:s text:c="4"/>// print the central's MAC address:</text:p>
      <text:p text:style-name="P14"><text:s text:c="4"/>Serial.println(central.address());</text:p>
      <text:p text:style-name="P14"/>
      <text:p text:style-name="P14"><text:s text:c="4"/>// while the central is still connected to peripheral:</text:p>
      <text:p text:style-name="P14"><text:s text:c="4"/>while (central.connected()) </text:p>
      <text:p text:style-name="P14"><text:s text:c="4"/>{</text:p>
      <text:p text:style-name="P14"><text:s text:c="6"/>// if the remote device wrote to the characteristic,</text:p>
      <text:p text:style-name="P14"><text:s text:c="6"/>// use the value to control the LED:</text:p>
      <text:p text:style-name="P14"><text:s text:c="6"/>if (StateCharacteristic.written()) </text:p>
      <text:p text:style-name="P14"><text:s text:c="6"/>{</text:p>
      <text:p text:style-name="P14"><text:s text:c="8"/>u8_State = StateCharacteristic.value();</text:p>
      <text:p text:style-name="P14"><text:s text:c="6"/>}</text:p>
      <text:p text:style-name="P14"><text:s text:c="6"/>if (DCCharacteristic.written()) </text:p>
      <text:p text:style-name="P14"><text:s text:c="6"/>{</text:p>
      <text:p text:style-name="P14"><text:s text:c="8"/>u16_DC = DCCharacteristic.value();</text:p>
      <text:p text:style-name="P14"><text:s text:c="6"/>}</text:p>
      <text:p text:style-name="P14"><text:s text:c="6"/>if (GabaritCharacteristic.written()) </text:p>
      <text:p text:style-name="P14"><text:s text:c="6"/>{</text:p>
      <text:p text:style-name="P14"><text:s text:c="8"/>u8_Gabarit = GabaritCharacteristic.value();</text:p>
      <text:p text:style-name="P14"><text:soft-page-break/><text:s text:c="6"/>}</text:p>
      <text:p text:style-name="P14"><text:s text:c="6"/>if (TmCharacteristic.written()) </text:p>
      <text:p text:style-name="P14"><text:s text:c="6"/>{</text:p>
      <text:p text:style-name="P14"><text:s text:c="8"/>u16_Tm = TmCharacteristic.value();</text:p>
      <text:p text:style-name="P14"><text:s text:c="6"/>}</text:p>
      <text:p text:style-name="P14"/>
      <text:p text:style-name="P14"><text:s text:c="6"/>if(u8_State == STATE_ON)</text:p>
      <text:p text:style-name="P14"><text:s text:c="6"/>{</text:p>
      <text:p text:style-name="P14"><text:s text:c="8"/>digitalWrite(ledPin, HIGH); <text:s text:c="8"/>// will turn the LED on</text:p>
      <text:p text:style-name="P14"><text:s text:c="8"/>Serial.println("LED on");</text:p>
      <text:p text:style-name="P14"><text:s text:c="6"/>} </text:p>
      <text:p text:style-name="P14"><text:s text:c="6"/>else </text:p>
      <text:p text:style-name="P14"><text:s text:c="6"/>{ <text:s text:c="29"/></text:p>
      <text:p text:style-name="P14"><text:s text:c="10"/>Serial.println(F("LED off"));</text:p>
      <text:p text:style-name="P14"><text:s text:c="10"/>digitalWrite(ledPin, LOW); <text:s text:c="9"/>// will turn the LED off</text:p>
      <text:p text:style-name="P14"><text:s text:c="6"/>}</text:p>
      <text:p text:style-name="P14"><text:s text:c="4"/>}</text:p>
      <text:p text:style-name="P14"><text:s text:c="2"/>}</text:p>
      <text:p text:style-name="P14"/>
      <text:p text:style-name="P14"><text:s text:c="2"/>// when the central disconnects, print it out:</text:p>
      <text:p text:style-name="P14"><text:s text:c="2"/>Serial.print(F("Disconnected from central: "));</text:p>
      <text:p text:style-name="P14"><text:s text:c="2"/>Serial.println(central.address());</text:p>
      <text:p text:style-name="P14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5249955093251" text:continue-numbering="true" text:style-name="L1">
        <text:list-item>
          <text:p text:style-name="P13"><text:soft-page-break/>Clignoteur</text:p>
        </text:list-item>
      </text:list>
      <text:p text:style-name="P9"/>
      <text:p text:style-name="P8">//Script de clignotement de la led</text:p>
      <text:p text:style-name="P8">#!/bin/bash</text:p>
      <text:p text:style-name="P8"/>
      <text:p text:style-name="P8"/>
      <text:p text:style-name="P8">while true <text:s/></text:p>
      <text:p text:style-name="P8">do </text:p>
      <text:p text:style-name="P8">gatttool -b 98:4F:EE:0C:14:D5 --char-write -a 0x000b -n 0x01 ; <text:s/>gatttool -b 98:4F:EE:0C:14:D5 --char-write -a 0x000b -n 01</text:p>
      <text:p text:style-name="P8">sleep 1 </text:p>
      <text:p text:style-name="P8">gatttool -b 98:4F:EE:0C:14:D5 --char-write -a 0x000b -n 0x01 ; <text:s/>gatttool -b 98:4F:EE:0C:14:D5 --char-write -a 0x000b -n 00</text:p>
      <text:p text:style-name="P8">sleep 1 </text:p>
      <text:p text:style-name="P8">done</text:p>
      <text:p text:style-name="P8"/>
      <text:p text:style-name="P8">//<text:span text:style-name="T7">Pour valider le script :</text:span></text:p>
      <text:p text:style-name="P8">//<text:span text:style-name="T7">chmod +x Nom_du_script.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style:dynamic-spacing="false"/>
      </style:header-style>
      <style:footer-style>
        <style:header-footer-properties fo:min-height="0.4in" fo:margin-left="0in" fo:margin-right="0in" fo:margin-top="0.2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4:21:24.902826990</meta:creation-date>
    <dc:date>2016-02-16T12:52:47.806262832</dc:date>
    <meta:editing-duration>PT1H12M54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9" meta:paragraph-count="206" meta:word-count="1079" meta:character-count="9619" meta:non-whitespace-character-count="7922"/>
  </office:meta>
</office:document-meta>
</file>